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0.499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2" style:family="paragraph" style:parent-style-name="Heading_20_2">
      <style:paragraph-properties fo:line-height="0.499cm"/>
      <style:text-properties fo:font-variant="normal" fo:text-transform="none" fo:color="#595959" loext:opacity="100%" style:font-name="Courier New" fo:font-size="10pt" fo:letter-spacing="normal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line-height="0.499cm"/>
      <style:text-properties fo:font-variant="normal" fo:text-transform="none" fo:color="#595959" loext:opacity="100%" style:font-name="Courier New" fo:font-size="10pt" fo:letter-spacing="normal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595959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grammar Grammar;</text:h>
      <text:p text:style-name="P3"/>
      <text:p text:style-name="P3">import Tokenizer;</text:p>
      <text:p text:style-name="P3"/>
      <text:p text:style-name="P3">@header {</text:p>
      <text:p text:style-name="P3"><text:tab/>import compiler.ast.*;</text:p>
      <text:p text:style-name="P3"><text:tab/>import compiler.ast.type.*;</text:p>
      <text:p text:style-name="P3"><text:tab/>import compiler.ast.statement.*;</text:p>
      <text:p text:style-name="P3"><text:tab/>import compiler.ast.expression.*;</text:p>
      <text:p text:style-name="P3"><text:tab/>import compiler.ast.definition.*;</text:p>
      <text:p text:style-name="P3">}</text:p>
      <text:p text:style-name="P3"/>
      <text:p text:style-name="P3"><text:s/>// PROGRAM</text:p>
      <text:p text:style-name="P3"/>
      <text:p text:style-name="P3">program returns [Program ast]</text:p>
      <text:p text:style-name="P3"><text:tab/>: 'class' IDENT ';' globalSection createSection functionDefinitions+=functionDefinition* 'end' run EOF</text:p>
      <text:p text:style-name="P3"><text:s text:c="2"/><text:tab/>{$ast = new Program($IDENT, $globalSection.list, $createSection.list, $functionDefinitions, $run.ast); }</text:p>
      <text:p text:style-name="P3"><text:tab/>;</text:p>
      <text:p text:style-name="P3"/>
      <text:p text:style-name="P3">// GLOBAL</text:p>
      <text:p text:style-name="P3"/>
      <text:p text:style-name="P3">globalSection returns [List&lt;Definition&gt; list = new ArrayList&lt;Definition&gt;()]</text:p>
      <text:p text:style-name="P3"><text:s text:c="2"/>: ('global' (globalTypesSection { $list.addAll($globalTypesSection.list); } globalVarsSection { $list.addAll($globalVarsSection.list); })) ?</text:p>
      <text:p text:style-name="P3"><text:s text:c="2"/>;</text:p>
      <text:p text:style-name="P3"/>
      <text:p text:style-name="P3">globalTypesSection returns [List&lt;StructDefinition&gt; list = new ArrayList&lt;StructDefinition&gt;()]</text:p>
      <text:p text:style-name="P3"><text:s text:c="2"/>: ('types' (typeDefinition { $list.add($typeDefinition.ast); } )*)?</text:p>
      <text:p text:style-name="P3"><text:s text:c="2"/>;</text:p>
      <text:p text:style-name="P3"/>
      <text:p text:style-name="P3"><text:soft-page-break/>typeDefinition returns [StructDefinition ast]</text:p>
      <text:p text:style-name="P3"><text:s text:c="2"/>: 'deftuple' IDENT 'as' fieldDefinitions 'end' { $ast = new StructDefinition($IDENT, $fieldDefinitions.list); }</text:p>
      <text:p text:style-name="P3"><text:s text:c="2"/>;</text:p>
      <text:p text:style-name="P3"/>
      <text:p text:style-name="P3">fieldDefinitions returns [List&lt;FieldDefinition&gt; list = new ArrayList&lt;FieldDefinition&gt;()]</text:p>
      <text:p text:style-name="P3"><text:s text:c="2"/>: (s=singleFieldDefinition ';' { $list.add($s.ast); }</text:p>
      <text:p text:style-name="P3"><text:s text:c="4"/>| m=multipleFieldDefinition ';' { $list.addAll($m.list); }</text:p>
      <text:p text:style-name="P3"><text:s text:c="4"/>)*</text:p>
      <text:p text:style-name="P3"><text:s text:c="2"/>;</text:p>
      <text:p text:style-name="P3"/>
      <text:p text:style-name="P3">singleFieldDefinition returns [FieldDefinition ast]</text:p>
      <text:p text:style-name="P3"><text:s text:c="2"/>: IDENT ':' type { $ast = new FieldDefinition($IDENT.getText(), $type.ast); }</text:p>
      <text:p text:style-name="P3"><text:s text:c="2"/>;</text:p>
      <text:p text:style-name="P3"/>
      <text:p text:style-name="P3">multipleFieldDefinition returns [List&lt;FieldDefinition&gt; list = new ArrayList&lt;FieldDefinition&gt;()]</text:p>
      <text:p text:style-name="P3"><text:s text:c="2"/>: ids+=IDENT (',' ids+=IDENT)* ':' type</text:p>
      <text:p text:style-name="P3"><text:s text:c="6"/>{</text:p>
      <text:p text:style-name="P3"><text:s text:c="8"/>for (Token id: $ids) {</text:p>
      <text:p text:style-name="P3"><text:s text:c="10"/>$list.add(new FieldDefinition(id.getText(), $type.ast));</text:p>
      <text:p text:style-name="P3"><text:s text:c="8"/>}</text:p>
      <text:p text:style-name="P3"><text:s text:c="6"/>}</text:p>
      <text:p text:style-name="P3"><text:s text:c="2"/>;</text:p>
      <text:p text:style-name="P3"/>
      <text:p text:style-name="P3">globalVarsSection returns [List&lt;VarDefinition&gt; list = new ArrayList&lt;VarDefinition&gt;()]</text:p>
      <text:p text:style-name="P3"><text:s text:c="2"/>: ('vars' varDefinitions { $list = $varDefinitions.list; })?</text:p>
      <text:p text:style-name="P3"><text:s text:c="2"/>;</text:p>
      <text:p text:style-name="P3"/>
      <text:p text:style-name="P3">// CREATE</text:p>
      <text:p text:style-name="P3"/>
      <text:p text:style-name="P3"><text:soft-page-break/>createSection returns [List&lt;FunctionCreation&gt; list = new ArrayList&lt;FunctionCreation&gt;()]</text:p>
      <text:p text:style-name="P3"><text:s text:c="2"/>: 'create' functionCreations { $list = $functionCreations.list; }</text:p>
      <text:p text:style-name="P3"><text:s text:c="2"/>;</text:p>
      <text:p text:style-name="P3"/>
      <text:p text:style-name="P3">functionCreations returns [List&lt;FunctionCreation&gt; list = new ArrayList&lt;FunctionCreation&gt;()]</text:p>
      <text:p text:style-name="P3"><text:s text:c="2"/>: (IDENT { $list.add(new FunctionCreation($IDENT)); } ';')*</text:p>
      <text:p text:style-name="P3"><text:s text:c="2"/>;</text:p>
      <text:p text:style-name="P3"/>
      <text:p text:style-name="P3">functionDefinition returns [FunctionDefinition ast]</text:p>
      <text:p text:style-name="P3"><text:s text:c="2"/>: 'feature' IDENT parameters ':' type 'is' localVarsSection 'do' statements+=statement* 'end'</text:p>
      <text:p text:style-name="P3"><text:s text:c="2"/>{ $ast = new FunctionDefinition($IDENT, $parameters.list, $type.ast, $localVarsSection.list, $statements); }</text:p>
      <text:p text:style-name="P3"><text:s text:c="2"/>| 'feature' IDENT parameters 'is' localVarsSection 'do' statements+=statement* 'end'</text:p>
      <text:p text:style-name="P3"><text:s text:c="2"/>{ $ast = new FunctionDefinition($IDENT, $parameters.list, null, $localVarsSection.list, $statements); }</text:p>
      <text:p text:style-name="P3"><text:s text:c="2"/>;</text:p>
      <text:p text:style-name="P3"/>
      <text:p text:style-name="P3">localVarsSection returns [List&lt;VarDefinition&gt; list = new ArrayList&lt;VarDefinition&gt;()]</text:p>
      <text:p text:style-name="P3"><text:s text:c="2"/>: ('local' varDefinitions { $list = $varDefinitions.list; } )?</text:p>
      <text:p text:style-name="P3"><text:s text:c="2"/>;</text:p>
      <text:p text:style-name="P3"/>
      <text:p text:style-name="P3">parameters returns [List&lt;VarDefinition&gt; list = new ArrayList&lt;VarDefinition&gt;()]</text:p>
      <text:p text:style-name="P3"><text:s text:c="2"/>: ('(' ident1=IDENT ':' type1=type { $list.add(new VarDefinition($ident1.getText(), $type1.ast)); }</text:p>
      <text:p text:style-name="P3"><text:s text:c="4"/>(',' ident2=IDENT ':' type2=type { $list.add(new VarDefinition($ident2.getText(), $type2.ast)); } )* ')')?</text:p>
      <text:p text:style-name="P3"><text:s text:c="2"/>;</text:p>
      <text:p text:style-name="P3"/>
      <text:p text:style-name="P3">// VarDefinition</text:p>
      <text:p text:style-name="P3"/>
      <text:p text:style-name="P3"><text:soft-page-break/>varDefinitions returns [List&lt;VarDefinition&gt; list = new ArrayList&lt;VarDefinition&gt;()]</text:p>
      <text:p text:style-name="P3"><text:s text:c="2"/>: (s=singleVarDefinition ';' { $list.add($s.ast); }</text:p>
      <text:p text:style-name="P3"><text:s text:c="4"/>| m=multiVarDefinition ';' { $list.addAll($m.list); }</text:p>
      <text:p text:style-name="P3"><text:s text:c="4"/>)*</text:p>
      <text:p text:style-name="P3"><text:s text:c="2"/>;</text:p>
      <text:p text:style-name="P3"/>
      <text:p text:style-name="P3">singleVarDefinition returns [VarDefinition ast]</text:p>
      <text:p text:style-name="P3"><text:s text:c="2"/>: IDENT ':' type { $ast = new VarDefinition($IDENT.getText(), $type.ast); }</text:p>
      <text:p text:style-name="P3"><text:s text:c="2"/>;</text:p>
      <text:p text:style-name="P3"/>
      <text:p text:style-name="P3">multiVarDefinition returns [List&lt;VarDefinition&gt; list = new ArrayList&lt;VarDefinition&gt;()]</text:p>
      <text:p text:style-name="P3"><text:s text:c="2"/>: ids+=IDENT (',' ids+=IDENT)* ':' type</text:p>
      <text:p text:style-name="P3"><text:s text:c="6"/>{</text:p>
      <text:p text:style-name="P3"><text:s text:c="8"/>for (Token id: $ids) {</text:p>
      <text:p text:style-name="P3"><text:s text:c="10"/>$list.add(new VarDefinition(id.getText(), $type.ast));</text:p>
      <text:p text:style-name="P3"><text:s text:c="8"/>}</text:p>
      <text:p text:style-name="P3"><text:s text:c="6"/>}</text:p>
      <text:p text:style-name="P3"><text:s text:c="2"/>;</text:p>
      <text:p text:style-name="P3"/>
      <text:p text:style-name="P3">// Run</text:p>
      <text:p text:style-name="P3"/>
      <text:p text:style-name="P3">run returns [Run ast]</text:p>
      <text:p text:style-name="P3"><text:s text:c="2"/>: 'run' IDENT '(' arguments ')' ';' { $ast = new Run($IDENT, $arguments.list); }</text:p>
      <text:p text:style-name="P3"><text:s text:c="2"/>;</text:p>
      <text:p text:style-name="P3"/>
      <text:p text:style-name="P3">// Expression</text:p>
      <text:p text:style-name="P3"/>
      <text:p text:style-name="P3">expression returns [Expression ast]</text:p>
      <text:p text:style-name="P3"><text:s text:c="2"/>: IDENT { $ast = new Variable($IDENT); }</text:p>
      <text:p text:style-name="P3"><text:tab/>| INT_LITERAL { $ast = new IntLiteral($INT_LITERAL); }</text:p>
      <text:p text:style-name="P3"><text:tab/>| REAL_LITERAL { $ast = new RealLiteral($REAL_LITERAL); }</text:p>
      <text:p text:style-name="P3"><text:soft-page-break/><text:tab/>| CHAR_LITERAL { $ast = new CharLiteral($CHAR_LITERAL); }</text:p>
      <text:p text:style-name="P3"><text:tab/>| IDENT '(' arguments ')' { $ast = new FunctionCallExpression($IDENT, $arguments.list); }</text:p>
      <text:p text:style-name="P3"><text:tab/>| left=expression '[' right=expression ']' { $ast = new ArrayAccess($left.ast, $right.ast); }</text:p>
      <text:p text:style-name="P3"><text:tab/>| expr=expression '.' IDENT { $ast = new StructAccess($expr.ast, $IDENT); }</text:p>
      <text:p text:style-name="P3"><text:s text:c="2"/>| operator='-' expr=expression { $ast = new ArithmeticUnary($operator, $expr.ast); }</text:p>
      <text:p text:style-name="P3"><text:tab/>| '(' expr=expression ')' { $ast = $expr.ast; }</text:p>
      <text:p text:style-name="P3"><text:tab/>| operator='not' expr=expression { $ast = new LogicUnary($operator, $expr.ast); }</text:p>
      <text:p text:style-name="P3"><text:tab/>| 'to' '&lt;' type '&gt;' '(' expr=expression ')' { $ast = new Cast($type.ast, $expr.ast); }</text:p>
      <text:p text:style-name="P3"><text:tab/>| left=expression operator=('*'|'/'|'%') right=expression { $ast = new ArithmeticBinary($left.ast, $operator, $right.ast); }</text:p>
      <text:p text:style-name="P3"><text:tab/>| left=expression operator=('+'|'-') right=expression { $ast = new ArithmeticBinary($left.ast, $operator, $right.ast); }</text:p>
      <text:p text:style-name="P3"><text:tab/>| left=expression operator=('&lt;'|'&gt;'|'&lt;='|'&gt;=') right=expression { $ast = new RelationalBinary($left.ast, $operator, $right.ast); }</text:p>
      <text:p text:style-name="P3"><text:tab/>| left=expression operator=('&lt;&gt;'|'=') right=expression { $ast = new RelationalBinary($left.ast, $operator, $right.ast); }</text:p>
      <text:p text:style-name="P3"><text:tab/>| left=expression operator='and' right=expression { $ast = new LogicBinary($left.ast, $operator, $right.ast); }</text:p>
      <text:p text:style-name="P3"><text:tab/>| left=expression operator='or' right=expression { $ast = new LogicBinary($left.ast, $operator, $right.ast); }</text:p>
      <text:p text:style-name="P3"><text:tab/>;</text:p>
      <text:p text:style-name="P3"/>
      <text:p text:style-name="P3">arguments returns [List&lt;Expression&gt; list = new ArrayList&lt;Expression&gt;()]</text:p>
      <text:p text:style-name="P3"><text:s text:c="2"/>: (expr1=expression { $list.add($expr1.ast); } (',' expr2=expression { $list.add($expr2.ast); } )*)?</text:p>
      <text:p text:style-name="P3"><text:s text:c="2"/>;</text:p>
      <text:p text:style-name="P3"/>
      <text:p text:style-name="P3">expressions returns [List&lt;Expression&gt; list = new ArrayList&lt;Expression&gt;()]</text:p>
      <text:p text:style-name="P3"><text:s text:c="2"/>: (expr1=expression { $list.add($expr1.ast); } (',' expr2=expression { $list.add($expr2.ast); })*)?</text:p>
      <text:p text:style-name="P3"><text:s text:c="2"/>;</text:p>
      <text:p text:style-name="P3"><text:soft-page-break/></text:p>
      <text:p text:style-name="P3">// Statement</text:p>
      <text:p text:style-name="P3"/>
      <text:p text:style-name="P3">statement returns [Statement ast]</text:p>
      <text:p text:style-name="P3"><text:s text:c="2"/>: 'print' expressions ';' { $ast = new Print($expressions.list); }</text:p>
      <text:p text:style-name="P3"><text:s text:c="2"/>| 'println' expressions ';' { $ast = new Println($expressions.list); }</text:p>
      <text:p text:style-name="P3"><text:tab/>| 'read' expressions ';' { $ast = new Read($expressions.list); }</text:p>
      <text:p text:style-name="P3"><text:tab/>| IDENT '(' arguments ')' ';' { $ast = new FunctionCallStatement($IDENT, $arguments.list); }</text:p>
      <text:p text:style-name="P3"><text:tab/>| left=expression ':=' right=expression ';' { $ast = new Assignment($left.ast, $right.ast); }</text:p>
      <text:p text:style-name="P3"><text:tab/>| 'if' '(' expr=expression ')' '{' ifStatements+=statement* '}' 'else' '{' elseStatements+=statement* '}' <text:s/>{ $ast = new Conditional($expr.ast, $ifStatements, $elseStatements); }</text:p>
      <text:p text:style-name="P3"><text:tab/>| 'if' '(' expr=expression ')' '{' ifStatements+=statement* '}' { $ast = new Conditional($expr.ast, $ifStatements, null); }</text:p>
      <text:p text:style-name="P3"><text:tab/>| fromClause 'until' expr=expression 'loop' loopStatements+=statement* 'end' { $ast = new Loop($fromClause.list, $expr.ast, $loopStatements); }</text:p>
      <text:p text:style-name="P3"><text:tab/>| 'return' expr=expression ';' { $ast = new Return($expr.ast); }</text:p>
      <text:p text:style-name="P3"><text:tab/>| 'return' ';' { $ast = new Return(null); }</text:p>
      <text:p text:style-name="P3"><text:tab/>;</text:p>
      <text:p text:style-name="P3"/>
      <text:p text:style-name="P3">fromClause returns [List&lt;Statement&gt; list = new ArrayList&lt;Statement&gt;()]</text:p>
      <text:p text:style-name="P3"><text:s text:c="2"/>: ('from' <text:s/>(expr1=expression ':=' expr2=expression ';' { $list.add(new Assignment($expr1.ast, $expr2.ast)); } )*)?</text:p>
      <text:p text:style-name="P3"><text:s text:c="2"/>;</text:p>
      <text:p text:style-name="P3"/>
      <text:p text:style-name="P3">// Type</text:p>
      <text:p text:style-name="P3"/>
      <text:p text:style-name="P3">type returns [Type ast]</text:p>
      <text:p text:style-name="P3"><text:tab/>: 'INTEGER' { $ast = new IntType(); $ast.updatePositions($ctx.start); }</text:p>
      <text:p text:style-name="P3"><text:tab/>| 'DOUBLE' { $ast = new RealType(); $ast.updatePositions($ctx.start); }</text:p>
      <text:p text:style-name="P3"><text:tab/>| 'CHARACTER' { $ast = new CharType(); $ast.updatePositions($ctx.start); }</text:p>
      <text:p text:style-name="P3"><text:tab/>| '[' INT_LITERAL ']' type { $ast = new ArrayType($INT_LITERAL, $type.ast); $ast.updatePositions($ctx.start); }</text:p>
      <text:p text:style-name="P3"><text:soft-page-break/><text:tab/>| IDENT { $ast = new StructType($IDENT); $ast.updatePositions($ctx.start); }</text:p>
      <text:p text:style-name="P3"><text:tab/>;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08:51:58.599613663</meta:creation-date>
    <meta:generator>LibreOffice/24.2.7.2$Linux_X86_64 LibreOffice_project/420$Build-2</meta:generator>
    <dc:date>2025-05-28T10:59:52.985990230</dc:date>
    <meta:editing-duration>PT53M28S</meta:editing-duration>
    <meta:editing-cycles>15</meta:editing-cycles>
    <meta:document-statistic meta:table-count="0" meta:image-count="0" meta:object-count="0" meta:page-count="7" meta:paragraph-count="134" meta:word-count="819" meta:character-count="7197" meta:non-whitespace-character-count="6282"/>
  </office:meta>
</office:document-meta>
</file>